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settings.xml" manifest:media-type="text/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3"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5"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6" style:family="paragraph" style:parent-style-name="Tekst">
      <style:paragraph-properties fo:margin-left="0pt" fo:margin-right="0pt" fo:text-indent="0pt" style:auto-text-indent="false"/>
      <style:text-properties officeooo:rsid="00211025" officeooo:paragraph-rsid="0027fee0"/>
    </style:style>
    <style:style style:name="P7" style:family="paragraph" style:parent-style-name="Tekst">
      <style:paragraph-properties fo:margin-left="0pt" fo:margin-right="0pt" fo:text-indent="0pt" style:auto-text-indent="false"/>
      <style:text-properties officeooo:rsid="0027fee0" officeooo:paragraph-rsid="0027fee0"/>
    </style:style>
    <style:style style:name="P8" style:family="paragraph" style:parent-style-name="Tekst">
      <style:text-properties officeooo:rsid="002ecb5f" officeooo:paragraph-rsid="002ecb5f"/>
    </style:style>
    <style:style style:name="P9" style:family="paragraph" style:parent-style-name="Tekst">
      <style:paragraph-properties fo:margin-left="0pt" fo:margin-right="0pt" fo:text-indent="0pt" style:auto-text-indent="false"/>
      <style:text-properties officeooo:rsid="002ecb5f" officeooo:paragraph-rsid="002ecb5f"/>
    </style:style>
    <style:style style:name="P10" style:family="paragraph" style:parent-style-name="Tekst">
      <style:text-properties officeooo:rsid="002ecb5f" officeooo:paragraph-rsid="00365d3a"/>
    </style:style>
    <style:style style:name="P11" style:family="paragraph" style:parent-style-name="Tekst">
      <style:text-properties officeooo:rsid="00294a2a" officeooo:paragraph-rsid="00294a2a"/>
    </style:style>
    <style:style style:name="P12" style:family="paragraph" style:parent-style-name="Tekst">
      <style:paragraph-properties fo:margin-left="0pt" fo:margin-right="0pt" fo:text-indent="0pt" style:auto-text-indent="false"/>
      <style:text-properties officeooo:rsid="002ff771" officeooo:paragraph-rsid="002ff771"/>
    </style:style>
    <style:style style:name="P13"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4" style:family="paragraph" style:parent-style-name="Tekst">
      <style:paragraph-properties fo:margin-left="0pt" fo:margin-right="0pt" fo:text-indent="0pt" style:auto-text-indent="false"/>
      <style:text-properties fo:font-weight="normal" officeooo:rsid="0034b92b" officeooo:paragraph-rsid="0034b92b" style:font-weight-asian="normal" style:font-weight-complex="normal"/>
    </style:style>
    <style:style style:name="P15"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16" style:family="paragraph" style:parent-style-name="Bibliography_20_1">
      <style:paragraph-properties>
        <style:tab-stops/>
      </style:paragraph-properties>
    </style:style>
    <style:style style:name="P17" style:family="paragraph" style:parent-style-name="Bibliography_20_Heading">
      <style:paragraph-properties fo:break-before="page"/>
    </style:style>
    <style:style style:name="P18" style:family="paragraph" style:parent-style-name="Tekst">
      <style:paragraph-properties fo:margin-left="0pt" fo:margin-right="0pt" fo:text-indent="0pt" style:auto-text-indent="false"/>
      <style:text-properties officeooo:rsid="00365d3a" officeooo:paragraph-rsid="00365d3a"/>
    </style:style>
    <style:style style:name="P19" style:family="paragraph" style:parent-style-name="Standard" style:master-page-name="Title">
      <style:paragraph-properties fo:margin-top="0pt" fo:margin-bottom="0pt" style:contextual-spacing="false" fo:line-height="150%" style:page-number="auto"/>
      <style:text-properties fo:font-size="10pt" officeooo:rsid="0014522a" officeooo:paragraph-rsid="0014522a" style:font-size-asian="8.75pt" style:font-size-complex="10pt"/>
    </style:style>
    <style:style style:name="P20" style:family="paragraph" style:parent-style-name="Podtytul">
      <style:text-properties officeooo:rsid="002ecb5f" officeooo:paragraph-rsid="002ecb5f"/>
    </style:style>
    <style:style style:name="P21" style:family="paragraph" style:parent-style-name="Podtytul">
      <style:text-properties officeooo:rsid="00211025" officeooo:paragraph-rsid="00211025"/>
    </style:style>
    <style:style style:name="P22" style:family="paragraph" style:parent-style-name="Podtytul">
      <style:text-properties officeooo:rsid="00294a2a" officeooo:paragraph-rsid="00294a2a"/>
    </style:style>
    <style:style style:name="P23" style:family="paragraph" style:parent-style-name="Punkt_20_podrozdzialu">
      <style:text-properties officeooo:rsid="002ecb5f" officeooo:paragraph-rsid="002ecb5f"/>
    </style:style>
    <style:style style:name="P24" style:family="paragraph" style:parent-style-name="Tekst" style:list-style-name="Numbering_20_123">
      <style:text-properties officeooo:rsid="0027fee0" officeooo:paragraph-rsid="0027fee0"/>
    </style:style>
    <style:style style:name="P25"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26"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27" style:family="paragraph" style:parent-style-name="Tekst">
      <style:paragraph-properties fo:margin-left="0pt" fo:margin-right="0pt" fo:text-indent="0pt" style:auto-text-indent="false"/>
      <style:text-properties fo:font-weight="normal" officeooo:rsid="004649b6" officeooo:paragraph-rsid="004649b6" style:font-weight-asian="normal" style:font-weight-complex="normal"/>
    </style:style>
    <style:style style:name="P28"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9" style:family="paragraph" style:parent-style-name="Tekst">
      <style:paragraph-properties fo:margin-left="0pt" fo:margin-right="0pt" fo:text-indent="0pt" style:auto-text-indent="false"/>
      <style:text-properties officeooo:paragraph-rsid="0049ddb6"/>
    </style:style>
    <style:style style:name="P30" style:family="paragraph" style:parent-style-name="Tekst">
      <style:paragraph-properties fo:margin-left="0pt" fo:margin-right="0pt" fo:text-indent="0pt" style:auto-text-indent="false"/>
      <style:text-properties officeooo:rsid="004b9067" officeooo:paragraph-rsid="004b9067"/>
    </style:style>
    <style:style style:name="P31" style:family="paragraph" style:parent-style-name="Tekst">
      <style:paragraph-properties fo:margin-left="0pt" fo:margin-right="0pt" fo:text-indent="0pt" style:auto-text-indent="false"/>
      <style:text-properties officeooo:paragraph-rsid="004b9067"/>
    </style:style>
    <style:style style:name="P32" style:family="paragraph" style:parent-style-name="Tytul_20_rozdzialu">
      <style:text-properties officeooo:rsid="002ecb5f" officeooo:paragraph-rsid="002ecb5f"/>
    </style:style>
    <style:style style:name="P33" style:family="paragraph" style:parent-style-name="Tytul_20_rozdzialu">
      <style:text-properties officeooo:rsid="00211025" officeooo:paragraph-rsid="00211025"/>
    </style:style>
    <style:style style:name="P34" style:family="paragraph" style:parent-style-name="równanie">
      <style:paragraph-properties fo:margin-left="0pt" fo:margin-right="0pt" fo:text-indent="0pt" style:auto-text-indent="false"/>
    </style:style>
    <style:style style:name="P35"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36"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officeooo:rsid="0049ddb6" style:font-size-asian="11pt" style:font-style-asian="normal" style:font-weight-asian="normal" style:font-weight-complex="normal"/>
    </style:style>
    <style:style style:name="T23" style:family="text">
      <style:text-properties officeooo:rsid="0040ae15"/>
    </style:style>
    <style:style style:name="T24" style:family="text">
      <style:text-properties officeooo:rsid="0041346a"/>
    </style:style>
    <style:style style:name="T25" style:family="text">
      <style:text-properties officeooo:rsid="00422b95"/>
    </style:style>
    <style:style style:name="T26" style:family="text">
      <style:text-properties officeooo:rsid="0042f614"/>
    </style:style>
    <style:style style:name="T27" style:family="text">
      <style:text-properties officeooo:rsid="0043a028"/>
    </style:style>
    <style:style style:name="T28" style:family="text">
      <style:text-properties officeooo:rsid="0044ceb8"/>
    </style:style>
    <style:style style:name="T29" style:family="text">
      <style:text-properties officeooo:rsid="00456e19"/>
    </style:style>
    <style:style style:name="T30" style:family="text">
      <style:text-properties officeooo:rsid="004649b6"/>
    </style:style>
    <style:style style:name="T31" style:family="text">
      <style:text-properties officeooo:rsid="00483322"/>
    </style:style>
    <style:style style:name="T32" style:family="text">
      <style:text-properties officeooo:rsid="0048385b"/>
    </style:style>
    <style:style style:name="T33" style:family="text">
      <style:text-properties officeooo:rsid="00486f17"/>
    </style:style>
    <style:style style:name="T34" style:family="text">
      <style:text-properties officeooo:rsid="0049ddb6"/>
    </style:style>
    <style:style style:name="T35" style:family="text">
      <style:text-properties fo:font-weight="normal" officeooo:rsid="0049ddb6" style:font-weight-asian="normal" style:font-weight-complex="normal"/>
    </style:style>
    <style:style style:name="T36" style:family="text">
      <style:text-properties officeooo:rsid="004b9067"/>
    </style:style>
    <style:style style:name="T37"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draw:ole-draw-aspect="1"/>
    </style:style>
    <style:style style:name="fr2"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3"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lt;<text:span text:style-name="T1">strona tytułowa&g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oświadczenie autora pracy&gt;</text:span></text:p>
      <text:p text:style-name="P5">kolejne strony</text:p>
      <text:p text:style-name="P5">&lt;streszczenie&gt;</text:p>
      <text:p text:style-name="P5">&lt;abstract&gt;</text:p>
      <text:p text:style-name="P5">&lt;spis treści&gt;</text:p>
      <text:p text:style-name="P5">&lt;wykaz najważniejszych oznaczeń I skrótów&gt;</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32" text:outline-level="1"><text:soft-page-break/>WSTĘP i Cel pracy</text:h>
      <text:h text:style-name="P20" text:outline-level="2">Wprowadzenie</text:h>
      <text:h text:style-name="P23" text:outline-level="3" text:is-list-header="true"/>
      <text:h text:style-name="P20" text:outline-level="2">Cel i zakres pracy</text:h>
      <text:p text:style-name="P10">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8"/>
      <text:p text:style-name="P12">Zakres pracy obejmuje:</text:p>
      <text:p text:style-name="P12"/>
      <text:p text:style-name="P12">1. <text:tab/>przegląd literatury obejmujący zagadnienia związane z aktualnymi rozwiązanami i stanem wiedzy na temat systemów sterowania quadcopterem,</text:p>
      <text:p text:style-name="P12">2. <text:tab/>analizę modelu matematycznego quadcoptera,</text:p>
      <text:p text:style-name="P12">3. <text:tab/>Implementację modelu matematycznego w środowisku symulacyjnym,</text:p>
      <text:p text:style-name="P12">4. <text:tab/>przeprowadzenie uczenia ze wzmocnieniem z wykorzystaniem środowiska symulacyjnego,</text:p>
      <text:p text:style-name="P12">5. <text:tab/>budowę drona wraz z podrzędną pętlą sterowania,</text:p>
      <text:p text:style-name="P12">6.<text:tab/>implementację wytrenowanego modelu na platformie sprzędowej do celów sterowania rzeczywistym dronem,</text:p>
      <text:p text:style-name="P12">7. <text:tab/>weryfikację poprawności działania zbudowanego systemu i analiza wyników.</text:p>
      <text:h text:style-name="P20" text:outline-level="2">Struktura pracy </text:h>
      <text:p text:style-name="P3"/>
      <text:p text:style-name="P3"/>
      <text:p text:style-name="P3"/>
      <text:p text:style-name="P3"/>
      <text:p text:style-name="P3"/>
      <text:p text:style-name="P3"/>
      <text:p text:style-name="P3"/>
      <text:p text:style-name="P3"/>
      <text:p text:style-name="P15"/>
      <text:h text:style-name="P33" text:outline-level="1"><text:soft-page-break/>MODEL MATEMATYCZNY DRONA</text:h>
      <text:h text:style-name="P21" text:outline-level="2">Motywacja</text:h>
      <text:p text:style-name="P6"><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35"><text:span text:style-name="T37">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ćią, a dokładnością. </text:span></text:p>
      <text:p text:style-name="P7"><text:tab/>Poniższa praca wykorzystuje modele matematyczne drona o różnym stopniu złożoności <text:s/>i przeznaczeniu do kilku różnych celów:</text:p>
      <text:p text:style-name="P7"/>
      <text:list xml:id="list1501234939" text:style-name="Numbering_20_123">
        <text:list-item>
          <text:p text:style-name="P24">symulacja modelu drona na platformie PC,</text:p>
        </text:list-item>
        <text:list-item>
          <text:p text:style-name="P24">analiza właściwości systemu w celu przygotowania systemu sterowania,</text:p>
        </text:list-item>
        <text:list-item>
          <text:p text:style-name="P24">predykcja trajektorii w celu dobrania optymalnego sterowania <text:span text:style-name="T6">w czasie działania.</text:span></text:p>
        </text:list-item>
      </text:list>
      <text:p text:style-name="P9"/>
      <text:p text:style-name="P18">Kolejny podrozdział zawiera wyprowadzenie podstawowego modelu poznawczego. W podrozdziale 2.3. model ten został rozszerzony o model obciążenia podwieszonego do drona na linie. </text:p>
      <text:h text:style-name="P22" text:outline-level="2">Model <text:span text:style-name="T10">poznawcz</text:span><text:span text:style-name="T16">y/symulacyjny</text:span></text:h>
      <text:p text:style-name="P11">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text:span><text:soft-page-break/><text:span text:style-name="T7">się </text:span><text:span text:style-name="T8">badania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 </text:span></text:p>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text:span text:style-name="T17"><office:annotation office:name="__Annotation__459_4235539540" loext:resolved="false"><dc:creator>Unknown Author</dc:creator><dc:date>2022-12-15T18:07:02.886821328</dc:date><text:p text:style-name="P36"><text:span text:style-name="T38">Powtorzenie nazywa się</text:span></text:p><text:p text:style-name="P36"><text:span text:style-name="T38"/></text:p></office:annotation></text:spa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35"><text:span text:style-name="T37">Zmienne wejściowe, zmienne stanu, zmienne wyjściowe</text:span></text:p><text:p text:style-name="P35"><text:span text:style-name="T37"/></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text:span text:style-name="T10"><office:annotation office:name="__Annotation__4333_4014901281" loext:resolved="false"><dc:creator>Unknown Author</dc:creator><dc:date>2022-11-15T22:17:52.244838052</dc:date><text:p text:style-name="P35"><text:span text:style-name="T37">Spacje w równaniu</text:span></text:p></office:annotation></text:span><text:span text:style-name="T10"><draw:frame draw:style-name="fr3"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2"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2"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1"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1"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pan text:style-name="T21"><draw:frame draw:style-name="fr1"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8">Ze względu na trójwymiarowy charakter przestrzeni ruchu </text:span><text:span text:style-name="T30">wygodnie jest zapisać zmienne stanu w postaci wektorowej.</text:span><text:span text:style-name="T28"> </text:span><text:span text:style-name="T30">W związku z tym</text:span><text:span text:style-name="T28"> </text:span><text:span text:style-name="T30">w</text:span><text:span text:style-name="T28">ektory położenia, prędkości w ruchu postępowym, orientacji oraz prędkości kątowej </text:span><text:span text:style-name="T30">przedstawiono jako </text:span><text:span text:style-name="T28">(x.x), (x.x), (x.x) oraz (x.x)</text:span></text:p>
      <text:p text:style-name="P34"><draw:frame draw:style-name="fr1" draw:name="Object7" text:anchor-type="as-char" svg:y="-25.99pt" svg:width="61.14pt" svg:height="46.01pt" draw:z-index="10"><draw:object xlink:href="./Object 7" xlink:type="simple" xlink:show="embed" xlink:actuate="onLoad"/><draw:image xlink:href="./ObjectReplacements/Object 7" xlink:type="simple" xlink:show="embed" xlink:actuate="onLoad"/></draw:frame><text:s/><text:span text:style-name="T28">(x.x)</text:span></text:p>
      <text:p text:style-name="P34"><draw:frame draw:style-name="fr1" draw:name="Object8" text:anchor-type="as-char" svg:y="-28.06pt" svg:width="63.3pt" svg:height="51.9pt" draw:z-index="9"><draw:object xlink:href="./Object 8" xlink:type="simple" xlink:show="embed" xlink:actuate="onLoad"/><draw:image xlink:href="./ObjectReplacements/Object 8" xlink:type="simple" xlink:show="embed" xlink:actuate="onLoad"/></draw:frame><text:span text:style-name="T28">(x.x)</text:span></text:p>
      <text:p text:style-name="P34"><draw:frame draw:style-name="fr1"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8">(x.x)</text:span></text:p>
      <text:p text:style-name="równanie"><text:soft-page-break/><draw:frame draw:style-name="fr1"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8">(x.x)</text:span></text:p>
      <text:p text:style-name="P25"><text:tab/>Wyprowadzenie opisu dynamiki drona w postaci modelu matematycznego wymagało <text:span text:style-name="T24">określenia układu odniesienia, który zdefiniowano jako układ inercjalny, związany z Ziemią. </text:span><text:span text:style-name="T23"><text:s/></text:span><text:span text:style-name="T27">Układ ten stanowił referencję do określenia położenia oraz orientacji drona w przestrzeni trójwymiarowej. </text:span><text:span text:style-name="T25">Do reprezentacji położenia, prędkości w ruchu postępowym, orientacji oraz prędkości kątowej </text:span><text:span text:style-name="T27">obiektu</text:span><text:span text:style-name="T25"> w tej przestrzeni wykorzystano</text:span><text:span text:style-name="T24"> ruchomy układ współrzędny</text:span><text:span text:style-name="T25">ch, </text:span><text:span text:style-name="T26">związany z dronem</text:span><text:span text:style-name="T25">. </text:span><text:span text:style-name="T29">Na </text:span><text:span text:style-name="T29"><office:annotation office:name="__Annotation__735_4235539540" loext:resolved="false"><dc:creator>Unknown Author</dc:creator><dc:date>2022-12-15T19:47:59.697387860</dc:date><text:p text:style-name="P36"><text:span text:style-name="T38">Rysunek przedstawiający układy współrzędnych, wektor położenia układu ruchomego, wektor prędkości oraz orientację. Wektory oznaczone tak jak powyżej</text:span></text:p></office:annotation></text:span><text:span text:style-name="T29">rysunku x</text:span><office:annotation-end office:name="__Annotation__735_4235539540"/><text:span text:style-name="T29"> zobrazowano relację pomiędzy wspomnianymi układami współrzędnych. </text:span></text:p>
      <text:p text:style-name="P25"/>
      <text:p text:style-name="P28">Rys. x. </text:p>
      <text:p text:style-name="P27"/>
      <text:p text:style-name="P26"><text:tab/><text:span text:style-name="T30">Ze względu na wygodę zapisu wektory sił działających na drona przedstawia się zwykle w ruchomym układzie odniesienia. W związku z tym </text:span><text:span text:style-name="T31">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3">w jednej osi</text:span><text:span text:style-name="T31">. </text:span><text:span text:style-name="T32">Macierze rotacji, które można wyodrębnić dla poszczególnych osi w przestrzeni trójwymiarowej przedstawiono </text:span><text:span text:style-name="T31"><text:s/></text:span><text:span text:style-name="T32">w postaci równań (x. x), (x.x), (x.x).</text:span></text:p>
      <text:p text:style-name="P34"><draw:frame draw:style-name="fr1" draw:name="Object12" text:anchor-type="as-char" svg:y="-26.79pt" svg:width="154.6pt" svg:height="48.44pt" draw:z-index="11"><draw:object xlink:href="./Object 13" xlink:type="simple" xlink:show="embed" xlink:actuate="onLoad"/><draw:image xlink:href="./ObjectReplacements/Object 13" xlink:type="simple" xlink:show="embed" xlink:actuate="onLoad"/></draw:frame></text:p>
      <text:p text:style-name="P34"><draw:frame draw:style-name="fr1" draw:name="Object13" text:anchor-type="as-char" svg:y="-26.96pt" svg:width="150.46pt" svg:height="48.44pt" draw:z-index="12"><draw:object xlink:href="./Object 12" xlink:type="simple" xlink:show="embed" xlink:actuate="onLoad"/><draw:image xlink:href="./ObjectReplacements/Object 12" xlink:type="simple" xlink:show="embed" xlink:actuate="onLoad"/><svg:desc>formula</svg:desc></draw:frame></text:p>
      <text:p text:style-name="P34"><draw:frame draw:style-name="fr1" draw:name="Object14" text:anchor-type="as-char" svg:y="-27.41pt" svg:width="156.16pt" svg:height="48.44pt" draw:z-index="13"><draw:object xlink:href="./Object 14" xlink:type="simple" xlink:show="embed" xlink:actuate="onLoad"/><draw:image xlink:href="./ObjectReplacements/Object 14" xlink:type="simple" xlink:show="embed" xlink:actuate="onLoad"/><svg:desc>formula</svg:desc></draw:frame></text:p>
      <text:p text:style-name="P29"><text:span text:style-name="T35">gdzie </text:span><text:span text:style-name="T35"><draw:frame draw:style-name="fr1" draw:name="Object15" text:anchor-type="as-char" svg:y="-10.69pt" svg:width="16.89pt" svg:height="15.05pt" draw:z-index="14"><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36"><text:span text:style-name="T38">Poprawić notację, dodać wymiar</text:span></text:p><text:p text:style-name="P36"><text:span text:style-name="T38"/></text:p></office:annotation> <text:span text:style-name="T34">macierz reprezentująca rotację w i-tej osi.</text:span><office:annotation-end office:name="__Annotation__840_4235539540"/></text:p>
      <text:p text:style-name="P31"><text:span text:style-name="T35">Sekwencyjne wykonywanie poszczególnych operacji można reprezentować poprzez macierz, która stanowi wynik mnożenia kolejnych elementarnych macierzy rotacji </text:span><text:span text:style-name="T22"><draw:frame draw:style-name="fr1" draw:name="Object16" text:anchor-type="as-char" svg:y="-10.94pt" svg:width="35.69pt" svg:height="15.36pt" draw:z-index="15"><draw:object xlink:href="./Object 16" xlink:type="simple" xlink:show="embed" xlink:actuate="onLoad"/><draw:image xlink:href="./ObjectReplacements/Object 16" xlink:type="simple" xlink:show="embed" xlink:actuate="onLoad"/><svg:desc>formula</svg:desc></draw:frame></text:span><text:span text:style-name="T22">, </text:span><text:span text:style-name="T35"><draw:frame draw:style-name="fr1" draw:name="Object17" text:anchor-type="as-char" svg:y="-10.94pt" svg:width="35.21pt" svg:height="15.36pt" draw:z-index="16"><draw:object xlink:href="./Object 17" xlink:type="simple" xlink:show="embed" xlink:actuate="onLoad"/><draw:image xlink:href="./ObjectReplacements/Object 17" xlink:type="simple" xlink:show="embed" xlink:actuate="onLoad"/><svg:desc>formula</svg:desc></draw:frame></text:span><text:span text:style-name="T35">oraz </text:span><text:span text:style-name="T35"><draw:frame draw:style-name="fr1" draw:name="Object18" text:anchor-type="as-char" svg:y="-11.76pt" svg:width="37.45pt" svg:height="16.1pt" draw:z-index="17"><draw:object xlink:href="./Object 18" xlink:type="simple" xlink:show="embed" xlink:actuate="onLoad"/><draw:image xlink:href="./ObjectReplacements/Object 18" xlink:type="simple" xlink:show="embed" xlink:actuate="onLoad"/></draw:frame></text:span><text:span text:style-name="T35"><text:s/>(x. x).</text:span></text:p>
      <text:p text:style-name="P31"><text:span text:style-name="T35"/></text:p>
      <text:p text:style-name="P34"><text:soft-page-break/><draw:frame draw:style-name="fr1" draw:name="Object19" text:anchor-type="as-char" svg:y="-11.71pt" svg:width="367.14pt" svg:height="15.85pt" draw:z-index="18"><draw:object xlink:href="./Object 19" xlink:type="simple" xlink:show="embed" xlink:actuate="onLoad"/><draw:image xlink:href="./ObjectReplacements/Object 19" xlink:type="simple" xlink:show="embed" xlink:actuate="onLoad"/></draw:frame><text:span text:style-name="T36">(x. x)</text:span></text:p>
      <text:p text:style-name="P30">gdzie <draw:frame draw:style-name="fr1" draw:name="Object20" text:anchor-type="as-char" svg:y="-10.69pt" svg:width="14.46pt" svg:height="13.24pt" draw:z-index="19"><draw:object xlink:href="./Object 20" xlink:type="simple" xlink:show="embed" xlink:actuate="onLoad"/><draw:image xlink:href="./ObjectReplacements/Object 20" xlink:type="simple" xlink:show="embed" xlink:actuate="onLoad"/></draw:frame>— <text:s/>wynikowa macierz rotacji.</text:p>
      <text:p text:style-name="P30"/>
      <text:p text:style-name="P30"/>
      <text:p text:style-name="Tekst"/>
      <text:p text:style-name="P13"><draw:frame draw:style-name="fr1" draw:name="Object11" text:anchor-type="as-char" svg:y="-116.5pt" svg:width="70.16pt" svg:height="228.7pt" draw:z-index="8"><draw:object xlink:href="./Object 11" xlink:type="simple" xlink:show="embed" xlink:actuate="onLoad"/><draw:image xlink:href="./ObjectReplacements/Object 11"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7">Bibliography</text:p>
          </text:index-title>
          <text:p text:style-name="P16">1: The MathWorks, Inc., Adaptive MPC, 2022, <text:a xlink:type="simple" xlink:href="https://www.mathworks.com/help/mpc/ug/adaptive-mpc.html" text:style-name="Internet_20_link" text:visited-style-name="Internet_20_link"><text:span text:style-name="Internet_20_link">https://www.mathworks.com/help/mpc/ug/adaptive-mpc.html</text:span></text:a></text:p>
          <text:p text:style-name="P16">2: Katsuhiko Ogata, Metody przestrzeni stanów w teorii sterowania, 1974</text:p>
        </text:index-body>
      </text:bibliography>
      <text:p text:style-name="P14">## TODO wyedytować bibliografi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page"/>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2-12-15T20:53:47.472052230</dc:date>
    <meta:editing-duration>PT56M9S</meta:editing-duration>
    <meta:editing-cycles>8</meta:editing-cycles>
    <meta:generator>LibreOffice/7.3.7.2$Linux_X86_64 LibreOffice_project/30$Build-2</meta:generator>
    <meta:document-statistic meta:table-count="0" meta:image-count="0" meta:object-count="20" meta:page-count="9" meta:paragraph-count="51" meta:word-count="1095" meta:character-count="8615" meta:non-whitespace-character-count="7543"/>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1/content.xml><?xml version="1.0" encoding="utf-8"?>
<math xmlns="http://www.w3.org/1998/Math/MathML" display="block">
  <semantics>
    <mrow>
      <mstyle mathvariant="bold">
        <mi>x</mi>
      </mstyle>
      <mo stretchy="false">=</mo>
      <mrow>
        <mo fence="true" form="prefix" stretchy="true">[</mo>
        <mrow>
          <mtable>
            <mtr>
              <mtd>
                <msub>
                  <mi>x</mi>
                  <mn>1</mn>
                </msub>
              </mtd>
            </mtr>
            <mtr>
              <mtd>
                <msub>
                  <mi>x</mi>
                  <mn>2</mn>
                </msub>
              </mtd>
            </mtr>
            <mtr>
              <mtd>
                <msub>
                  <mi>x</mi>
                  <mn>2</mn>
                </msub>
              </mtd>
            </mtr>
            <mtr>
              <mtd>
                <msub>
                  <mi>x</mi>
                  <mn>3</mn>
                </msub>
              </mtd>
            </mtr>
            <mtr>
              <mtd>
                <msub>
                  <mi>x</mi>
                  <mn>4</mn>
                </msub>
              </mtd>
            </mtr>
            <mtr>
              <mtd>
                <msub>
                  <mi>x</mi>
                  <mn>5</mn>
                </msub>
              </mtd>
            </mtr>
            <mtr>
              <mtd>
                <msub>
                  <mi>x</mi>
                  <mn>6</mn>
                </msub>
              </mtd>
            </mtr>
            <mtr>
              <mtd>
                <msub>
                  <mi>x</mi>
                  <mn>7</mn>
                </msub>
              </mtd>
            </mtr>
            <mtr>
              <mtd>
                <msub>
                  <mi>x</mi>
                  <mn>8</mn>
                </msub>
              </mtd>
            </mtr>
            <mtr>
              <mtd>
                <msub>
                  <mi>x</mi>
                  <mn>9</mn>
                </msub>
              </mtd>
            </mtr>
            <mtr>
              <mtd>
                <msub>
                  <mi>x</mi>
                  <mn>10</mn>
                </msub>
              </mtd>
            </mtr>
            <mtr>
              <mtd>
                <msub>
                  <mi>x</mi>
                  <mn>11</mn>
                </msub>
              </mtd>
            </mtr>
            <mtr>
              <mtd>
                <msub>
                  <mi>x</mi>
                  <mn>12</mn>
                </msub>
              </mtd>
            </mtr>
          </mtable>
        </mrow>
        <mo fence="true" form="postfix" stretchy="true">]</mo>
      </mrow>
      <mo stretchy="false">∈</mo>
      <msup>
        <mi mathvariant="normal">ℝ</mi>
        <mn>12</mn>
      </msup>
    </mrow>
    <annotation encoding="StarMath 5.0">bold{x} = left [ matrix {x_1 ## x_2 ## x_2 ## x_3 ## x_4 ## x_5 ## x_6 ## x_7 ## x_8 ## x_9 ## x_10 ## x_11 ## x_12}  right ]  in setR^{12}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8/content.xml><?xml version="1.0" encoding="utf-8"?>
<math xmlns="http://www.w3.org/1998/Math/MathML" display="block">
  <semantics>
    <mstyle mathvariant="bold">
      <mrow>
        <msub>
          <mi>R</mi>
          <mi>z</mi>
        </msub>
        <mrow>
          <mo fence="true" form="prefix" stretchy="false">(</mo>
          <mrow>
            <mi>ψ</mi>
          </mrow>
          <mo fence="true" form="postfix" stretchy="false">)</mo>
        </mrow>
      </mrow>
    </mstyle>
    <annotation encoding="StarMath 5.0">bold{ R_z (ψ)}</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os</mi>
                    <mrow>
                      <mrow>
                        <mo fence="true" form="prefix" stretchy="false">(</mo>
                        <mrow>
                          <mi>θ</mi>
                        </mrow>
                        <mo fence="true" form="postfix" stretchy="false">)</mo>
                      </mrow>
                      <mo stretchy="false">⋅</mo>
                      <mi>cos</mi>
                    </mrow>
                    <mrow>
                      <mo fence="true" form="prefix" stretchy="false">(</mo>
                      <mrow>
                        <mi>ψ</mi>
                      </mrow>
                      <mo fence="true" form="postfix" stretchy="false">)</mo>
                    </mrow>
                  </mrow>
                </mtd>
                <mtd>
                  <mrow>
                    <mi>sin</mi>
                    <mrow>
                      <mrow>
                        <mo fence="true" form="prefix" stretchy="false">(</mo>
                        <mrow>
                          <mi>φ</mi>
                        </mrow>
                        <mo fence="true" form="postfix" stretchy="false">)</mo>
                      </mrow>
                      <mo stretchy="false">⋅</mo>
                      <mi>sin</mi>
                    </mrow>
                    <mrow>
                      <mrow>
                        <mo fence="true" form="prefix" stretchy="false">(</mo>
                        <mrow>
                          <mi>θ</mi>
                        </mrow>
                        <mo fence="true" form="postfix" stretchy="false">)</mo>
                      </mrow>
                      <mo stretchy="false">⋅</mo>
                      <mi>cos</mi>
                    </mrow>
                    <mrow>
                      <mrow>
                        <mo fence="true" form="prefix" stretchy="false">(</mo>
                        <mrow>
                          <mi>ψ</mi>
                        </mrow>
                        <mo fence="true" form="postfix" stretchy="false">)</mo>
                      </mrow>
                      <mo stretchy="false">−</mo>
                      <mi>cos</mi>
                    </mrow>
                    <mrow>
                      <mrow>
                        <mo fence="true" form="prefix" stretchy="false">(</mo>
                        <mrow>
                          <mi>φ</mi>
                        </mrow>
                        <mo fence="true" form="postfix" stretchy="false">)</mo>
                      </mrow>
                      <mo stretchy="false">⋅</mo>
                      <mi>sin</mi>
                    </mrow>
                    <mrow>
                      <mo fence="true" form="prefix" stretchy="false">(</mo>
                      <mrow>
                        <mi>ψ</mi>
                      </mrow>
                      <mo fence="true" form="postfix" stretchy="false">)</mo>
                    </mrow>
                    <mi>,</mi>
                    <mi>cos</mi>
                    <mrow>
                      <mo fence="true" form="prefix" stretchy="false">(</mo>
                      <mrow/>
                      <mo fence="true" form="postfix" stretchy="false">)</mo>
                    </mrow>
                  </mrow>
                </mtd>
              </mtr>
            </mtable>
          </mrow>
          <mo fence="true" form="postfix" stretchy="true">]</mo>
        </mrow>
      </mrow>
    </mrow>
    <annotation encoding="StarMath 5.0">bold{R}(φ, θ, ψ) = left [ matrix {cos(θ) cdot cos(ψ) # sin(φ) cdot sin(θ) cdot cos(ψ) - cos(φ) cdot sin(ψ), cos()}right]</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style mathvariant="bold">
      <mi>R</mi>
    </mstyle>
    <annotation encoding="StarMath 5.0">bold{R}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4/content.xml><?xml version="1.0" encoding="utf-8"?>
<math xmlns="http://www.w3.org/1998/Math/MathML" display="block">
  <semantics>
    <mi>φ</mi>
    <annotation encoding="StarMath 5.0">φ</annotation>
  </semantics>
</math>
</file>

<file path=Object 5/content.xml><?xml version="1.0" encoding="utf-8"?>
<math xmlns="http://www.w3.org/1998/Math/MathML" display="block">
  <semantics>
    <mi>ψ</mi>
    <annotation encoding="StarMath 5.0">ψ</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